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Kameramodu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Bil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rbbasiertes Tracking</text:p>
              </text:list-item>
              <text:list-item>
                <text:p>Kamerakalibri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oblem: Schlecht/Nicht dokumentierte Software zur Bildverarbeitung</text:p>
                <text:list>
                  <text:list-item>
                    <text:p>Lösung: Lesen von Beispielanwend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unktionierendes farbbasiertes Tracken mehrerer Quadrokopter</text:p>
              </text:list-item>
              <text:list-item>
                <text:p>Visualisierung des Trackens</text:p>
              </text:list-item>
              <text:list-item>
                <text:p>Funktionierende Kamerakalibri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6:35:36</dc:date>
    <dc:creator>Sebastian Schmidt</dc:creator>
    <meta:editing-duration>PT7M48S</meta:editing-duration>
    <meta:editing-cycles>6</meta:editing-cycles>
    <meta:generator>LibreOffice/4.0.2.2$Linux_X86_64 LibreOffice_project/400m0$Build-2</meta:generator>
    <meta:document-statistic meta:object-count="37"/>
  </office:meta>
</office:document-meta>
</file>